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r_0</text:p>
          </table:table-cell>
          <table:table-cell office:value-type="string" calcext:value-type="string">
            <text:p><text:s/>r_1</text:p>
          </table:table-cell>
          <table:table-cell table:style-name="ce1" office:value-type="string" calcext:value-type="string">
            <text:p><text:s/>r_2</text:p>
          </table:table-cell>
          <table:table-cell office:value-type="string" calcext:value-type="string">
            <text:p><text:s/>r_3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messages</text:p>
          </table:table-cell>
          <table:table-cell office:value-type="string" calcext:value-type="string">
            <text:p><text:s/>wait_tim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5" calcext:value-type="float">
            <text:p>-5.00E-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2658478" calcext:value-type="float">
            <text:p>2658478</text:p>
          </table:table-cell>
          <table:table-cell office:value-type="float" office:value="84860" calcext:value-type="float">
            <text:p>84860</text:p>
          </table:table-cell>
          <table:table-cell office:value-type="float" office:value="39.87" calcext:value-type="float">
            <text:p>39.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5" calcext:value-type="float">
            <text:p>-5.00E-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2821395" calcext:value-type="float">
            <text:p>2821395</text:p>
          </table:table-cell>
          <table:table-cell office:value-type="float" office:value="84007" calcext:value-type="float">
            <text:p>84007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5" calcext:value-type="float">
            <text:p>-5.00E-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2821661" calcext:value-type="float">
            <text:p>2821661</text:p>
          </table:table-cell>
          <table:table-cell office:value-type="float" office:value="98934" calcext:value-type="float">
            <text:p>98934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5" calcext:value-type="float">
            <text:p>-5.00E-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2652394" calcext:value-type="float">
            <text:p>2652394</text:p>
          </table:table-cell>
          <table:table-cell office:value-type="float" office:value="92371" calcext:value-type="float">
            <text:p>92371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5" calcext:value-type="float">
            <text:p>-5.00E-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2769618" calcext:value-type="float">
            <text:p>2769618</text:p>
          </table:table-cell>
          <table:table-cell office:value-type="float" office:value="97435" calcext:value-type="float">
            <text:p>97435</text:p>
          </table:table-cell>
          <table:table-cell office:value-type="float" office:value="40.72" calcext:value-type="float">
            <text:p>40.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00005" calcext:value-type="float">
            <text:p>-5.00E-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2621288" calcext:value-type="float">
            <text:p>2621288</text:p>
          </table:table-cell>
          <table:table-cell office:value-type="float" office:value="95100" calcext:value-type="float">
            <text:p>95100</text:p>
          </table:table-cell>
          <table:table-cell office:value-type="float" office:value="44.04" calcext:value-type="float">
            <text:p>44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37:12.272563547</meta:creation-date>
    <dc:date>2018-03-24T12:37:34.908102625</dc:date>
    <meta:editing-duration>PT22S</meta:editing-duration>
    <meta:editing-cycles>1</meta:editing-cycles>
    <meta:document-statistic meta:table-count="1" meta:cell-count="91" meta:object-count="0"/>
    <meta:generator>LibreOffice/5.1.6.2$Linux_X86_64 LibreOffice_project/10m0$Build-2</meta:generator>
  </office:meta>
</office:document-meta>
</file>